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Félkövé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3" fo:font-size="14pt" fo:font-weight="bold" officeooo:rsid="00183a75" officeooo:paragraph-rsid="00183a75" style:font-size-asian="14pt" style:font-weight-asian="bold" style:font-size-complex="14pt" style:font-weight-complex="bold"/>
    </style:style>
    <style:style style:name="P2" style:family="paragraph">
      <style:paragraph-properties fo:text-align="center"/>
      <style:text-properties fo:font-weight="normal" style:font-weight-asian="normal" style:font-weight-complex="normal"/>
    </style:style>
    <style:style style:name="P3" style:family="paragraph">
      <loext:graphic-properties draw:fill-color="#ffffff"/>
      <style:paragraph-properties fo:text-align="center"/>
      <style:text-properties fo:font-weight="normal" style:font-weight-asian="normal" style:font-weight-complex="normal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Arial3" fo:font-weight="bold" style:font-weight-asian="bold" style:font-weight-complex="bold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rial3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gr1" style:family="graphic">
      <style:graphic-properties svg:stroke-color="#ffffff" draw:fill-color="#ffffff" draw:textarea-horizontal-align="justify" draw:textarea-vertical-align="middle" draw:auto-grow-height="false" fo:min-height="0.404cm" fo:min-width="2.61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ffffff" draw:textarea-horizontal-align="justify" draw:textarea-vertical-align="middle" draw:auto-grow-height="false" fo:min-height="1.199cm" fo:min-width="2.61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fill-color="#ffffff" draw:textarea-horizontal-align="justify" draw:textarea-vertical-align="middle" draw:auto-grow-height="false" fo:min-height="1.199cm" fo:min-width="2.6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fill-color="#ffffff" draw:textarea-horizontal-align="justify" draw:textarea-vertical-align="middle" draw:auto-grow-height="false" fo:min-height="1.199cm" fo:min-width="3.67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fill-color="#ffffff" draw:textarea-horizontal-align="justify" draw:textarea-vertical-align="middle" draw:auto-grow-height="false" fo:min-height="1.199cm" fo:min-width="4.36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fill-color="#ffffff" draw:textarea-horizontal-align="justify" draw:textarea-vertical-align="middle" draw:auto-grow-height="false" fo:min-height="1.199cm" fo:min-width="4.25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Alakzat 1" draw:style-name="gr8" draw:text-style-name="P7" svg:width="4.255cm" svg:height="1.2cm" svg:x="16.177cm" svg:y="5.052cm"><text:p text:style-name="P6"><text:span text:style-name="T3">Competitions</text:span><text:span text:style-name="T3"><text:line-break/></text:span><text:span text:style-name="T4">Versenyek</text:span></text:p><draw:enhanced-geometry svg:viewBox="0 0 21600 21600" draw:type="rectangle" draw:enhanced-path="M 0 0 L 21600 0 21600 21600 0 21600 0 0 Z N"/></draw:custom-shape><draw:custom-shape text:anchor-type="paragraph" draw:z-index="1" draw:name="Alakzat 2" draw:style-name="gr7" draw:text-style-name="P7" svg:width="4.365cm" svg:height="1.2cm" svg:x="16.074cm" svg:y="9.589cm"><text:p text:style-name="P6"><text:span text:style-name="T3">Competitors</text:span><text:span text:style-name="T3"><text:line-break/></text:span><text:span text:style-name="T4">Versenyzők</text:span></text:p><draw:enhanced-geometry svg:viewBox="0 0 21600 21600" draw:type="rectangle" draw:enhanced-path="M 0 0 L 21600 0 21600 21600 0 21600 0 0 Z N"/></draw:custom-shape><draw:custom-shape text:anchor-type="paragraph" draw:z-index="2" draw:name="Alakzat 3" draw:style-name="gr4" draw:text-style-name="P7" svg:width="2.618cm" svg:height="1.2cm" svg:x="8.841cm" svg:y="10.513cm"><text:p text:style-name="P6"><text:span text:style-name="T3">Clubs</text:span><text:span text:style-name="T3"><text:line-break/></text:span><text:span text:style-name="T4">Klubok</text:span></text:p><draw:enhanced-geometry svg:viewBox="0 0 21600 21600" draw:type="rectangle" draw:enhanced-path="M 0 0 L 21600 0 21600 21600 0 21600 0 0 Z N"/></draw:custom-shape><draw:custom-shape text:anchor-type="paragraph" draw:z-index="3" draw:name="Alakzat 4" draw:style-name="gr6" draw:text-style-name="P7" svg:width="3.673cm" svg:height="1.2cm" svg:x="8.401cm" svg:y="3.395cm"><text:p text:style-name="P6"><text:span text:style-name="T3">Countries</text:span><text:span text:style-name="T3"><text:line-break/></text:span><text:span text:style-name="T4">Országok</text:span></text:p><draw:enhanced-geometry svg:viewBox="0 0 21600 21600" draw:type="rectangle" draw:enhanced-path="M 0 0 L 21600 0 21600 21600 0 21600 0 0 Z N"/></draw:custom-shape><draw:custom-shape text:anchor-type="paragraph" draw:z-index="4" draw:name="Alakzat 5" draw:style-name="gr4" draw:text-style-name="P7" svg:width="2.618cm" svg:height="1.2cm" svg:x="8.886cm" svg:y="6.959cm"><text:p text:style-name="P6"><text:span text:style-name="T3">Users</text:span><text:span text:style-name="T3"><text:line-break/></text:span><text:span text:style-name="T4">Tagok</text:span></text:p><draw:enhanced-geometry svg:viewBox="0 0 21600 21600" draw:type="rectangle" draw:enhanced-path="M 0 0 L 21600 0 21600 21600 0 21600 0 0 Z N"/></draw:custom-shape><draw:custom-shape text:anchor-type="paragraph" draw:z-index="5" draw:name="Alakzat 6" draw:style-name="gr5" draw:text-style-name="P7" svg:width="2.691cm" svg:height="1.2cm" svg:x="22.343cm" svg:y="7.341cm"><text:p text:style-name="P6"><text:span text:style-name="T3">Tables</text:span><text:span text:style-name="T3"><text:line-break/></text:span><text:span text:style-name="T4">Asztalok</text:span></text:p><draw:enhanced-geometry svg:viewBox="0 0 21600 21600" draw:type="rectangle" draw:enhanced-path="M 0 0 L 21600 0 21600 21600 0 21600 0 0 Z N"/></draw:custom-shape><draw:custom-shape text:anchor-type="paragraph" draw:z-index="6" draw:name="Alakzat 7" draw:style-name="gr4" draw:text-style-name="P7" svg:width="2.618cm" svg:height="1.2cm" svg:x="3.059cm" svg:y="6.959cm"><text:p text:style-name="P6"><text:span text:style-name="T3">Langs</text:span><text:span text:style-name="T3"><text:line-break/></text:span><text:span text:style-name="T4">Nyelvek</text:span></text:p><draw:enhanced-geometry svg:viewBox="0 0 21600 21600" draw:type="rectangle" draw:enhanced-path="M 0 0 L 21600 0 21600 21600 0 21600 0 0 Z N"/></draw:custom-shape><draw:line text:anchor-type="paragraph" draw:z-index="7" draw:name="Vonal 2" draw:style-name="gr2" draw:text-style-name="P5" svg:x1="5.676cm" svg:y1="7.647cm" svg:x2="8.885cm" svg:y2="7.647cm"><text:p text:style-name="P4"><text:span text:style-name="T2"/></text:p></draw:line><draw:line text:anchor-type="paragraph" draw:z-index="8" draw:name="Függőleges vonal 1" draw:style-name="gr2" draw:text-style-name="P4" svg:x1="10.163cm" svg:y1="4.595cm" svg:x2="10.163cm" svg:y2="6.958cm"><text:p text:style-name="P4"><text:span text:style-name="T2"/></text:p></draw:line><draw:line text:anchor-type="paragraph" draw:z-index="9" draw:name="Függőleges vonal 2" draw:style-name="gr3" draw:text-style-name="P4" svg:x1="10.163cm" svg:y1="10.513cm" svg:x2="10.163cm" svg:y2="8.159cm"><text:p/></draw:line><draw:line text:anchor-type="paragraph" draw:z-index="10" draw:name="Vonal 3" draw:style-name="gr3" draw:text-style-name="P4" svg:x1="18.32cm" svg:y1="6.251cm" svg:x2="18.286cm" svg:y2="9.588cm"><text:p/></draw:line><draw:line text:anchor-type="paragraph" draw:z-index="11" draw:name="Függőleges vonal 3" draw:style-name="gr3" draw:text-style-name="P4" svg:x1="23.657cm" svg:y1="8.541cm" svg:x2="20.438cm" svg:y2="10.173cm"><text:p/></draw:line><draw:line text:anchor-type="paragraph" draw:z-index="12" draw:name="Vonal 1" draw:style-name="gr3" draw:text-style-name="P4" svg:x1="11.504cm" svg:y1="7.569cm" svg:x2="16.028cm" svg:y2="9.954cm"><text:p/></draw:line><draw:line text:anchor-type="paragraph" draw:z-index="13" draw:name="Vonal 4" draw:style-name="gr3" draw:text-style-name="P4" svg:x1="11.458cm" svg:y1="11.232cm" svg:x2="16.074cm" svg:y2="10.38cm"><text:p/></draw:line><draw:line text:anchor-type="paragraph" draw:z-index="14" draw:name="Vonal 5" draw:style-name="gr3" draw:text-style-name="P4" svg:x1="20.431cm" svg:y1="5.636cm" svg:x2="23.645cm" svg:y2="7.342cm"><text:p/></draw:line><draw:line text:anchor-type="paragraph" draw:z-index="15" draw:name="Vízszintes vonal 1" draw:style-name="gr2" draw:text-style-name="P5" svg:x1="0.467cm" svg:y1="0.947cm" svg:x2="2.483cm" svg:y2="0.947cm"><text:p text:style-name="P4"><text:span text:style-name="T2">1 : N</text:span></text:p></draw:line><draw:custom-shape text:anchor-type="paragraph" draw:z-index="16" draw:name="Alakzat 8" draw:style-name="gr1" draw:text-style-name="P3" svg:width="2.618cm" svg:height="0.405cm" svg:x="0.206cm" svg:y="0.134cm"><text:p text:style-name="P2"><text:span text:style-name="T1">Jelmagyarázat:</text:span></text:p><draw:enhanced-geometry svg:viewBox="0 0 21600 21600" draw:type="rectangle" draw:enhanced-path="M 0 0 L 21600 0 21600 21600 0 21600 0 0 Z N"/></draw:custom-shape>Lassúsági pipaszívó verseny időmérő program sém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Félkövé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hu" fo:country="H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9T11:30:18.750000000</meta:creation-date>
    <dc:date>2025-09-19T12:01:02.820000000</dc:date>
    <meta:editing-duration>PT30M43S</meta:editing-duration>
    <meta:editing-cycles>5</meta:editing-cycles>
    <meta:generator>LibreOffice/7.5.0.3$Windows_X86_64 LibreOffice_project/c21113d003cd3efa8c53188764377a8272d9d6de</meta:generator>
    <meta:document-statistic meta:table-count="0" meta:image-count="0" meta:object-count="0" meta:page-count="1" meta:paragraph-count="1" meta:word-count="6" meta:character-count="48" meta:non-whitespace-character-count="43"/>
  </office:meta>
</office:document-meta>
</file>